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00000010004263A0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Eras Bold ITC" svg:font-family="'Eras Bold ITC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Eras Bold ITC" fo:font-size="15pt" fo:language="it" fo:country="IT" officeooo:rsid="00198c27" officeooo:paragraph-rsid="00198c27" style:font-size-asian="15pt" style:font-size-complex="15pt"/>
    </style:style>
    <style:style style:name="P2" style:family="paragraph" style:parent-style-name="Standard">
      <style:text-properties fo:font-size="18pt" fo:language="it" fo:country="IT" fo:font-weight="bold" officeooo:rsid="002c9ee7" officeooo:paragraph-rsid="002c9ee7" style:font-size-asian="18pt" style:font-weight-asian="bold" style:font-size-complex="18pt" style:font-weight-complex="bold"/>
    </style:style>
    <style:style style:name="P3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6.3339in" style:type="right" style:leader-style="dotted" style:leader-text="."/>
        </style:tab-stops>
      </style:paragraph-properties>
    </style:style>
    <style:style style:name="P6" style:family="paragraph" style:parent-style-name="Heading_20_1" style:list-style-name=""/>
    <style:style style:name="P7" style:family="paragraph" style:parent-style-name="Heading_20_2">
      <style:paragraph-properties fo:break-before="page"/>
    </style:style>
    <style:style style:name="P8" style:family="paragraph" style:parent-style-name="Text_20_body">
      <style:text-properties officeooo:paragraph-rsid="008eb89e"/>
    </style:style>
    <style:style style:name="P9" style:family="paragraph" style:parent-style-name="Text_20_body" style:list-style-name="L1">
      <style:paragraph-properties fo:margin-top="0in" fo:margin-bottom="0in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in" fo:margin-bottom="0in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in" fo:margin-bottom="0in" style:contextual-spacing="false"/>
    </style:style>
    <style:style style:name="P14" style:family="paragraph" style:parent-style-name="Text_20_body" style:list-style-name="L3">
      <style:paragraph-properties fo:margin-top="0in" fo:margin-bottom="0in" style:contextual-spacing="false"/>
      <style:text-properties officeooo:paragraph-rsid="008eb89e"/>
    </style:style>
    <style:style style:name="P15" style:family="paragraph" style:parent-style-name="Text_20_body" style:list-style-name="L3"/>
    <style:style style:name="P16" style:family="paragraph" style:parent-style-name="Text_20_body" style:list-style-name="L4">
      <style:paragraph-properties fo:margin-top="0in" fo:margin-bottom="0in" style:contextual-spacing="false"/>
    </style:style>
    <style:style style:name="P17" style:family="paragraph" style:parent-style-name="Text_20_body" style:list-style-name="L4"/>
    <style:style style:name="P18" style:family="paragraph" style:parent-style-name="Text_20_body" style:list-style-name="L5">
      <style:paragraph-properties fo:margin-top="0in" fo:margin-bottom="0in" style:contextual-spacing="false"/>
    </style:style>
    <style:style style:name="P19" style:family="paragraph" style:parent-style-name="Text_20_body" style:list-style-name="L5"/>
    <style:style style:name="P20" style:family="paragraph" style:parent-style-name="Text_20_body" style:list-style-name="L6">
      <style:paragraph-properties fo:margin-top="0in" fo:margin-bottom="0in" style:contextual-spacing="false"/>
    </style:style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 style:list-style-name="L7">
      <style:paragraph-properties fo:margin-top="0in" fo:margin-bottom="0in" style:contextual-spacing="false"/>
    </style:style>
    <style:style style:name="P24" style:family="paragraph" style:parent-style-name="Text_20_body" style:list-style-name="L8"/>
    <style:style style:name="P25" style:family="paragraph" style:parent-style-name="Text_20_body" style:list-style-name="L8">
      <style:paragraph-properties fo:margin-top="0in" fo:margin-bottom="0in" style:contextual-spacing="false"/>
    </style:style>
    <style:style style:name="T1" style:family="text">
      <style:text-properties fo:font-weight="bold" officeooo:rsid="001c47d8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8eb89e"/>
    </style:style>
    <style:style style:name="T4" style:family="text">
      <style:text-properties officeooo:rsid="008faa48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IACENZE CRYPTO : </text:span><text:span text:style-name="T2">Opzioni di calcolo per il Quadro </text:span><text:span text:style-name="T1">W/</text:span><text:span text:style-name="T2">RW</text:span></text:p>
      <text:p text:style-name="P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 text:protected="true">
            <text:p text:style-name="Contents_20_Heading">Indice</text:p>
          </text:index-title>
          <text:p text:style-name="P3"><text:a xlink:type="simple" xlink:href="#__RefHeading___Toc6307_3813282808" text:style-name="Index_20_Link" text:visited-style-name="Index_20_Link">Calcolo delle Plusvalenze sulle Criptovalute in Italia<text:tab/>2</text:a></text:p>
          <text:p text:style-name="P4"><text:a xlink:type="simple" xlink:href="#__RefHeading___Toc6309_3813282808" text:style-name="Index_20_Link" text:visited-style-name="Index_20_Link">Normativa di Riferimento<text:tab/>2</text:a></text:p>
          <text:p text:style-name="P4"><text:a xlink:type="simple" xlink:href="#__RefHeading___Toc6311_3813282808" text:style-name="Index_20_Link" text:visited-style-name="Index_20_Link">Definizione di Plusvalenza<text:tab/>2</text:a></text:p>
          <text:p text:style-name="P5"><text:a xlink:type="simple" xlink:href="#__RefHeading___Toc6313_3813282808" text:style-name="Index_20_Link" text:visited-style-name="Index_20_Link">Casi Fiscalmente Rilevanti<text:tab/>2</text:a></text:p>
          <text:p text:style-name="P5"><text:a xlink:type="simple" xlink:href="#__RefHeading___Toc6315_3813282808" text:style-name="Index_20_Link" text:visited-style-name="Index_20_Link">Casi Non Fiscalmente Rilevanti<text:tab/>2</text:a></text:p>
          <text:p text:style-name="P4"><text:a xlink:type="simple" xlink:href="#__RefHeading___Toc6317_3813282808" text:style-name="Index_20_Link" text:visited-style-name="Index_20_Link">Metodo di Valutazione: LiFo<text:tab/>3</text:a></text:p>
          <text:p text:style-name="P4"><text:a xlink:type="simple" xlink:href="#__RefHeading___Toc6319_3813282808" text:style-name="Index_20_Link" text:visited-style-name="Index_20_Link">Calcolo delle Plusvalenze<text:tab/>3</text:a></text:p>
          <text:p text:style-name="P5"><text:a xlink:type="simple" xlink:href="#__RefHeading___Toc6321_3813282808" text:style-name="Index_20_Link" text:visited-style-name="Index_20_Link">Formula Generale<text:tab/>3</text:a></text:p>
          <text:p text:style-name="P5"><text:a xlink:type="simple" xlink:href="#__RefHeading___Toc6323_3813282808" text:style-name="Index_20_Link" text:visited-style-name="Index_20_Link">Esempi Pratici<text:tab/>3</text:a></text:p>
          <text:p text:style-name="P4"><text:a xlink:type="simple" xlink:href="#__RefHeading___Toc6325_3813282808" text:style-name="Index_20_Link" text:visited-style-name="Index_20_Link">Obblighi Fiscali<text:tab/>4</text:a></text:p>
          <text:p text:style-name="P4"><text:a xlink:type="simple" xlink:href="#__RefHeading___Toc6327_3813282808" text:style-name="Index_20_Link" text:visited-style-name="Index_20_Link">Considerazioni Finali<text:tab/>4</text:a></text:p>
        </text:index-body>
      </text:table-of-content>
      <text:p text:style-name="P2"/>
      <text:p text:style-name="P2"/>
      <text:p text:style-name="P2"/>
      <text:p text:style-name="P2"/>
      <text:h text:style-name="P6" text:outline-level="1"/>
      <text:h text:style-name="P7" text:outline-level="2"><text:bookmark-start text:name="__RefHeading___Toc6307_3813282808"/>Calcolo delle Plusvalenze sulle Criptovalute in Italia<text:bookmark-end text:name="__RefHeading___Toc6307_3813282808"/></text:h>
      <text:h text:style-name="Heading_20_3" text:outline-level="3"><text:bookmark-start text:name="__RefHeading___Toc6309_3813282808"/>Normativa di Riferimento<text:bookmark-end text:name="__RefHeading___Toc6309_3813282808"/></text:h>
      <text:p text:style-name="P8">Il calcolo delle plusvalenze derivanti da operazioni su criptovalute in Italia è regolato principalmente dal <text:span text:style-name="Strong_20_Emphasis">Testo Unico delle Imposte sui Redditi (TUIR)</text:span>, in particolare dall'art. 67 e dall'art. 68, che trattano i redditi diversi. </text:p>
      <text:p text:style-name="P8"><text:span text:style-name="T3">Le </text:span>plusvalenze generate dalla compravendita <text:span text:style-name="T3">di cripto-attività </text:span>sono soggette a tassazione.</text:p>
      <text:p text:style-name="Text_20_body">Con l'entrata in vigore della Legge di Bilancio 2023, è stato introdotto un quadro normativo più chiaro, che include:</text:p>
      <text:list text:style-name="L1">
        <text:list-item>
          <text:p text:style-name="P9">Una soglia di esenzione annuale di <text:span text:style-name="Strong_20_Emphasis">€2.000</text:span> per le plusvalenze. </text:p>
        </text:list-item>
        <text:list-item>
          <text:p text:style-name="P10">L'aliquota fiscale del <text:span text:style-name="Strong_20_Emphasis">26%</text:span> sulle plusvalenze che eccedono tale soglia. </text:p>
        </text:list-item>
      </text:list>
      <text:h text:style-name="Heading_20_3" text:outline-level="3"><text:bookmark-start text:name="__RefHeading___Toc6311_3813282808"/>Definizione di Plusvalenza<text:bookmark-end text:name="__RefHeading___Toc6311_3813282808"/></text:h>
      <text:p text:style-name="Text_20_body">La plusvalenza è definita come la differenza positiva tra:</text:p>
      <text:list text:style-name="L2">
        <text:list-item>
          <text:p text:style-name="P11">Il prezzo di vendita delle criptovalute. </text:p>
        </text:list-item>
        <text:list-item>
          <text:p text:style-name="P12">Il prezzo di acquisto o il valore di carico. </text:p>
        </text:list-item>
      </text:list>
      <text:p text:style-name="Text_20_body">Se la differenza è negativa, si parla di minusvalenza.</text:p>
      <text:h text:style-name="Heading_20_4" text:outline-level="4"><text:bookmark-start text:name="__RefHeading___Toc6313_3813282808"/>Casi Fiscalmente Rilevanti<text:bookmark-end text:name="__RefHeading___Toc6313_3813282808"/></text:h>
      <text:p text:style-name="Text_20_body">Sono considerate fiscalmente rilevanti le operazioni che comportano:</text:p>
      <text:list text:style-name="L3">
        <text:list-item>
          <text:p text:style-name="P13">La conversione di criptovalute in valuta fiat (ad esempio, euro o dollaro). </text:p>
        </text:list-item>
        <text:list-item>
          <text:p text:style-name="P14">La <text:span text:style-name="T3">scambio</text:span> di criptovalute <text:span text:style-name="T3">generiche con EMoneyToken</text:span></text:p>
        </text:list-item>
        <text:list-item>
          <text:p text:style-name="P13">Lo scambio tra criptovalute <text:span text:style-name="T3">aventi </text:span>diverse <text:span text:style-name="T3">caratteristiche e funzioni</text:span> (ad esempio, Bitcoin con <text:span text:style-name="T3">un NFT</text:span>). </text:p>
        </text:list-item>
        <text:list-item>
          <text:p text:style-name="P13">L'acquisto di beni o servizi utilizzando criptovalute. </text:p>
        </text:list-item>
        <text:list-item>
          <text:p text:style-name="P15"><text:span text:style-name="Strong_20_Emphasis">Proventi da detenzione</text:span>: i guadagni derivanti da strumenti come staking, EARN, interessi su prestiti di criptovalute e altre forme di reddito passivo sono considerati fiscalmente rilevanti. In questi casi, il provento è tassato come reddito diverso al momento della percezione. </text:p>
        </text:list-item>
      </text:list>
      <text:h text:style-name="Heading_20_4" text:outline-level="4"><text:bookmark-start text:name="__RefHeading___Toc6315_3813282808"/>Casi Non Fiscalmente Rilevanti<text:bookmark-end text:name="__RefHeading___Toc6315_3813282808"/></text:h>
      <text:p text:style-name="Text_20_body">Non sono invece rilevanti ai fini fiscali:</text:p>
      <text:list text:style-name="L4">
        <text:list-item>
          <text:p text:style-name="P16">I trasferimenti di criptovalute tra wallet personali (ad esempio, da un exchange a un wallet hardware). </text:p>
        </text:list-item>
        <text:list-item>
          <text:p text:style-name="P17">L'acquisto di criptovalute senza successiva vendita o utilizzo. </text:p>
        </text:list-item>
      </text:list>
      <text:p text:style-name="Text_20_body"><text:soft-page-break/>In questi casi, i costi di carico delle criptovalute trasferite rimangono inalterati e devono essere tenuti in considerazione per future operazioni fiscalmente rilevanti.</text:p>
      <text:h text:style-name="Heading_20_3" text:outline-level="3"><text:bookmark-start text:name="__RefHeading___Toc6317_3813282808"/>Metodo di Valutazione: LiFo<text:bookmark-end text:name="__RefHeading___Toc6317_3813282808"/></text:h>
      <text:p text:style-name="Text_20_body">Il metodo <text:span text:style-name="Strong_20_Emphasis">LiFo (Last In, First Out)</text:span> è utilizzato per determinare il prezzo di acquisto delle criptovalute vendute. Questo metodo prevede che si consideri venduta per prima l'ultima unità di criptovaluta acquistata.</text:p>
      <text:p text:style-name="Text_20_body">Ad esempio:</text:p>
      <text:list text:style-name="L5">
        <text:list-item>
          <text:p text:style-name="P18">Acquisto di 1 BTC a <text:span text:style-name="Strong_20_Emphasis">€20.000</text:span> il 1° gennaio. </text:p>
        </text:list-item>
        <text:list-item>
          <text:p text:style-name="P18">Acquisto di 1 BTC a <text:span text:style-name="Strong_20_Emphasis">€25.000</text:span> il 1° marzo. </text:p>
        </text:list-item>
        <text:list-item>
          <text:p text:style-name="P19">Vendita di 1 BTC a <text:span text:style-name="Strong_20_Emphasis">€30.000</text:span> il 1° maggio. </text:p>
        </text:list-item>
      </text:list>
      <text:p text:style-name="Text_20_body"><text:span text:style-name="Strong_20_Emphasis">Calcolo della plusvalenza con LiFo</text:span>:</text:p>
      <text:list text:style-name="L6">
        <text:list-item>
          <text:p text:style-name="P20">Si considera venduto il BTC acquistato il 1° marzo a €25.000. </text:p>
        </text:list-item>
        <text:list-item>
          <text:p text:style-name="P21">Plusvalenza = (€30.000 - €25.000) = €5.000. </text:p>
        </text:list-item>
      </text:list>
      <text:p text:style-name="Text_20_body">Il metodo LiFo è utile per ottimizzare il calcolo delle plusvalenze, soprattutto in periodi di forte fluttuazione dei prezzi.</text:p>
      <text:h text:style-name="Heading_20_3" text:outline-level="3"><text:bookmark-start text:name="__RefHeading___Toc6319_3813282808"/>Calcolo delle Plusvalenze<text:bookmark-end text:name="__RefHeading___Toc6319_3813282808"/></text:h>
      <text:h text:style-name="Heading_20_4" text:outline-level="4"><text:bookmark-start text:name="__RefHeading___Toc6321_3813282808"/>Formula Generale<text:bookmark-end text:name="__RefHeading___Toc6321_3813282808"/></text:h>
      <text:p text:style-name="Text_20_body"><text:span text:style-name="Strong_20_Emphasis">Plusvalenza = Prezzo di vendita - Prezzo di acquisto</text:span></text:p>
      <text:h text:style-name="Heading_20_4" text:outline-level="4"><text:bookmark-start text:name="__RefHeading___Toc6323_3813282808"/>Esempi Pratici<text:bookmark-end text:name="__RefHeading___Toc6323_3813282808"/></text:h>
      <text:list text:style-name="L7">
        <text:list-item>
          <text:p text:style-name="P22"><text:span text:style-name="Strong_20_Emphasis">Caso di Vendita con Plusvalenza</text:span>:</text:p>
          <text:list>
            <text:list-item>
              <text:p text:style-name="P23">Acquisto di 1 Bitcoin (BTC) a <text:span text:style-name="Strong_20_Emphasis">€25.000</text:span>. </text:p>
            </text:list-item>
            <text:list-item>
              <text:p text:style-name="P22">Vendita dello stesso BTC a <text:span text:style-name="Strong_20_Emphasis">€30.000</text:span>. </text:p>
            </text:list-item>
          </text:list>
          <text:p text:style-name="P22"><text:span text:style-name="Strong_20_Emphasis">Calcolo</text:span>:</text:p>
          <text:list text:continue-numbering="true">
            <text:list-item>
              <text:p text:style-name="P23">Plusvalenza = (€30.000 - €25.000) = €5.000. </text:p>
            </text:list-item>
            <text:list-item>
              <text:p text:style-name="P23">Tassazione = €5.000 × 26% = €1.300. </text:p>
            </text:list-item>
          </text:list>
        </text:list-item>
        <text:list-item>
          <text:p text:style-name="P22"><text:span text:style-name="Strong_20_Emphasis">Caso di Vendita sotto la Soglia di Esenzione</text:span>:</text:p>
          <text:list>
            <text:list-item>
              <text:p text:style-name="P23">Acquisto di Ethereum (ETH) per un totale di <text:span text:style-name="Strong_20_Emphasis">€1.500</text:span>. </text:p>
            </text:list-item>
            <text:list-item>
              <text:p text:style-name="P22">Vendita per un totale di <text:span text:style-name="Strong_20_Emphasis">€3.000</text:span>. </text:p>
            </text:list-item>
          </text:list>
          <text:p text:style-name="P22"><text:span text:style-name="Strong_20_Emphasis">Calcolo</text:span>:</text:p>
          <text:list text:continue-numbering="true">
            <text:list-item>
              <text:p text:style-name="P23">Plusvalenza = (€3.000 - €1.500) = €1.500. </text:p>
            </text:list-item>
            <text:list-item>
              <text:p text:style-name="P23">Poiché la plusvalenza è inferiore a €2.000, non si applica alcuna tassazione. </text:p>
            </text:list-item>
          </text:list>
        </text:list-item>
        <text:list-item>
          <text:p text:style-name="P22"><text:soft-page-break/><text:span text:style-name="Strong_20_Emphasis">Caso di Minusvalenza</text:span>:</text:p>
          <text:list>
            <text:list-item>
              <text:p text:style-name="P23">Acquisto di Litecoin (LTC) a <text:span text:style-name="Strong_20_Emphasis">€5.000</text:span>. </text:p>
            </text:list-item>
            <text:list-item>
              <text:p text:style-name="P22">Vendita per <text:span text:style-name="Strong_20_Emphasis">€4.000</text:span>. </text:p>
            </text:list-item>
          </text:list>
          <text:p text:style-name="P22"><text:span text:style-name="Strong_20_Emphasis">Calcolo</text:span>:</text:p>
          <text:list text:continue-numbering="true">
            <text:list-item>
              <text:p text:style-name="P23">Minusvalenza = (€4.000 - €5.000) = -€1.000. </text:p>
            </text:list-item>
            <text:list-item>
              <text:p text:style-name="P23">Le minusvalenze possono essere compensate con eventuali plusvalenze nei quattro anni successivi. </text:p>
            </text:list-item>
          </text:list>
        </text:list-item>
        <text:list-item>
          <text:p text:style-name="P22"><text:span text:style-name="Strong_20_Emphasis">Caso di Proventi da Staking</text:span>:</text:p>
          <text:list>
            <text:list-item>
              <text:p text:style-name="P22">Guadagno derivante da staking di Ethereum pari a <text:span text:style-name="Strong_20_Emphasis">€1.000</text:span>. </text:p>
            </text:list-item>
          </text:list>
          <text:p text:style-name="P22"><text:span text:style-name="Strong_20_Emphasis">Calcolo</text:span>:</text:p>
          <text:list text:continue-numbering="true">
            <text:list-item>
              <text:p text:style-name="P23">Provento tassabile = €1.000. </text:p>
            </text:list-item>
            <text:list-item>
              <text:p text:style-name="P22">Tassazione = €1.000 × 26% = €260. </text:p>
            </text:list-item>
          </text:list>
        </text:list-item>
      </text:list>
      <text:h text:style-name="Heading_20_3" text:outline-level="3"><text:bookmark-start text:name="__RefHeading___Toc6325_3813282808"/>Obblighi Fiscali<text:bookmark-end text:name="__RefHeading___Toc6325_3813282808"/></text:h>
      <text:list text:style-name="L8">
        <text:list-item>
          <text:p text:style-name="P24"><text:span text:style-name="Strong_20_Emphasis">Dichiarazione dei Redditi</text:span> Le plusvalenze derivanti dalla compravendita di criptovalute devono essere riportate nel <text:span text:style-name="Strong_20_Emphasis">quadro RT</text:span> del modello Redditi Persone Fisiche.</text:p>
        </text:list-item>
        <text:list-item>
          <text:p text:style-name="P24"><text:span text:style-name="Strong_20_Emphasis">Monitoraggio Fiscale</text:span></text:p>
          <text:list>
            <text:list-item>
              <text:p text:style-name="P25">Le criptovalute detenut<text:span text:style-name="T4">e</text:span> devono essere dichiarate nel <text:span text:style-name="Strong_20_Emphasis">quadro RW</text:span>, indipendentemente dalla soglia di esenzione. </text:p>
            </text:list-item>
          </text:list>
        </text:list-item>
        <text:list-item>
          <text:p text:style-name="P24"><text:span text:style-name="Strong_20_Emphasis">Registro delle Operazioni</text:span> Per facilitare il calcolo delle plusvalenze, è consigliabile mantenere un registro dettagliato delle operazioni, includendo:</text:p>
          <text:list>
            <text:list-item>
              <text:p text:style-name="P25">Data e ora delle transazioni. </text:p>
            </text:list-item>
            <text:list-item>
              <text:p text:style-name="P25">Quantità acquistata o venduta. </text:p>
            </text:list-item>
            <text:list-item>
              <text:p text:style-name="P25">Prezzo unitario e totale. </text:p>
            </text:list-item>
            <text:list-item>
              <text:p text:style-name="P24">Costi accessori (es. commissioni)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Eras Bold ITC" svg:font-family="'Eras Bold ITC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Estremità_20_linea_20_2" draw:display-name="Estremità linea 2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stroke-dash draw:name="Dash" draw:style="rect" draw:dots1="1" draw:dots1-length="170%" draw:distance="57%"/>
    <draw:stroke-dash draw:name="Long_20_Dash" draw:display-name="Long Dash" draw:style="rect" draw:dots1="1" draw:dots1-length="227%" draw:distance="17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6b6576"/>
    </style:style>
    <style:style style:name="MT1" style:family="text">
      <style:text-properties fo:font-size="8pt" fo:language="it" fo:country="IT" fo:font-weight="bold" officeooo:rsid="001c47d8" style:font-size-asian="8pt" style:font-weight-asian="bold" style:font-size-complex="8pt" style:font-weight-complex="bold"/>
    </style:style>
    <style:style style:name="MT2" style:family="text">
      <style:text-properties fo:font-size="8pt" fo:language="it" fo:country="IT" fo:font-weight="bold" officeooo:rsid="00198c27" style:font-size-asian="8pt" style:font-weight-asian="bold" style:font-size-complex="8pt" style:font-weight-complex="bold"/>
    </style:style>
    <style:style style:name="MT3" style:family="text">
      <style:text-properties fo:font-size="8pt" fo:language="it" fo:country="IT" fo:font-weight="normal" officeooo:rsid="00721e71" style:font-size-asian="8pt" style:font-weight-asian="normal" style:font-size-complex="8pt" style:font-weight-complex="normal"/>
    </style:style>
    <style:style style:name="MT4" style:family="text">
      <style:text-properties fo:font-size="8pt" fo:language="it" fo:country="IT" fo:font-weight="normal" officeooo:rsid="0087ccdb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draw:frame draw:style-name="Mfr1" draw:name="Copia Immagine13 1" text:anchor-type="as-char" svg:y="-0.2516in" svg:width="0.2437in" svg:height="0.2437in" draw:z-index="3"><draw:image xlink:href="Pictures/10000001000001000000010004263A08.png" xlink:type="simple" xlink:show="embed" xlink:actuate="onLoad" draw:mime-type="image/png"/></draw:frame></text:span><text:span text:style-name="MT1"><text:tab/>GIACENZE CRYPTO : </text:span><text:span text:style-name="MT2">Opzioni di calcolo per il Quadro </text:span><text:span text:style-name="MT1">W/</text:span><text:span text:style-name="MT2">RW </text:span><text:span text:style-name="MT3">(Aggiornato alla versione 1.2</text:span><text:span text:style-name="MT4">8</text:span><text:span text:style-name="MT3">)</text:span><text:span text:style-name="MT2"><text:tab/></text:span><text:bookmark-start text:name="Copia Copia PageNumWizard_FOOTER_Stile di pagina predefinito1 4 1"/><text:page-number text:select-page="current">4</text:page-number> / <text:page-count>4</text:page-count><text:bookmark-end text:name="Copia Copia PageNumWizard_FOOTER_Stile di pagina predefinito1 4 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23:04:48.368000000</meta:creation-date>
    <dc:date>2025-01-02T00:39:28.109000000</dc:date>
    <meta:editing-duration>P1DT2H59M37S</meta:editing-duration>
    <meta:editing-cycles>97</meta:editing-cycles>
    <meta:generator>LibreOffice/24.8.3.2$Windows_X86_64 LibreOffice_project/48a6bac9e7e268aeb4c3483fcf825c94556d9f92</meta:generator>
    <meta:document-statistic meta:table-count="0" meta:image-count="1" meta:object-count="0" meta:page-count="4" meta:paragraph-count="84" meta:word-count="728" meta:character-count="4614" meta:non-whitespace-character-count="3976"/>
  </office:meta>
</office:document-meta>
</file>